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14.034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19.1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PTAL-2021-10-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st case id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ileston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external issues</text:p>
          </table:table-cell>
          <table:table-cell office:value-type="string" calcext:value-type="string">
            <text:p>attach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us code should be 410 but is 400 when trying to delete node that is already deleted</text:p>
          </table:table-cell>
          <table:table-cell/>
          <table:table-cell office:value-type="string" calcext:value-type="string">
            <text:p>Marco Sanchotene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The web API is returning status code 400 when it should return 410 when trying to delete a node that is already deleted.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arch returns products not related to search terms</text:p>
          </table:table-cell>
          <table:table-cell office:value-type="string" calcext:value-type="string">
            <text:p>TOPTAL-3</text:p>
          </table:table-cell>
          <table:table-cell office:value-type="string" calcext:value-type="string">
            <text:p>Marco Sanchotene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The e-commerce website is returning products not related to the ‘Faded Short Sleeves T-shirt’ search terms.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5:42:32.54077279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02b2acce88a210515b4a5bb2e46cbfb63fe97d56</meta:generator>
    <dc:date>2021-10-24T15:43:52.622430913</dc:date>
    <meta:editing-duration>PT1M20S</meta:editing-duration>
    <meta:editing-cycles>1</meta:editing-cycles>
    <meta:document-statistic meta:table-count="1" meta:cell-count="26" meta:object-count="0"/>
  </office:meta>
</office:document-meta>
</file>